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rArrayReader.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arArrayReader.mark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arArrayReader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arArrayReader.CharArrayReader( char [ ]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arArrayReade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arArrayReader.CharArrayReader( char [ ] var0 , int var1 , int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arArrayReader.rea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arArrayReader.mark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arArrayReader.skip( lo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harArrayReader.read( char [ ] var0 , int var1 , int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